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5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6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7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8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9" style:family="paragraph" style:parent-style-name="Standard">
      <style:text-properties fo:font-weight="bold" officeooo:rsid="0029265a" officeooo:paragraph-rsid="0029265a" style:font-weight-asian="bold" style:font-weight-complex="bold"/>
    </style:style>
    <style:style style:name="P10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1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8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9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0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21" style:family="paragraph" style:parent-style-name="Standard">
      <style:text-properties fo:font-weight="normal" officeooo:rsid="0032cdf0" officeooo:paragraph-rsid="0032cdf0" style:font-weight-asian="normal" style:font-weight-complex="normal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T1" style:family="text">
      <style:text-properties officeooo:rsid="001ac5af"/>
    </style:style>
    <style:style style:name="T2" style:family="text">
      <style:text-properties officeooo:rsid="001b790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c5af" style:font-weight-asian="bold" style:font-weight-complex="bold"/>
    </style:style>
    <style:style style:name="T7" style:family="text">
      <style:text-properties fo:font-weight="bold" officeooo:rsid="003389c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otes on React and Redux</text:p>
      <text:p text:style-name="P1">React </text:p>
      <text:list xml:id="list1584873237" text:style-name="L1">
        <text:list-item>
          <text:p text:style-name="P11">javascript library that handles <text:span text:style-name="T2">outputting</text:span> content and user interaction.</text:p>
        </text:list-item>
        <text:list-item>
          <text:p text:style-name="P12">Create components to manage the stuff </text:p>
          <text:list>
            <text:list-item>
              <text:p text:style-name="P12"><text:span text:style-name="T7">component is a function or a class that produces HTML using jsx and handle user feedback.</text:span> </text:p>
            </text:list-item>
          </text:list>
        </text:list-item>
        <text:list-item>
          <text:p text:style-name="P3">event handler – <text:span text:style-name="T3">manages the user actions</text:span></text:p>
        </text:list-item>
        <text:list-item>
          <text:p text:style-name="P4">React library – defines what a component is and how they work together</text:p>
        </text:list-item>
        <text:list-item>
          <text:p text:style-name="P4">ReactDOM – how to take a component and make it show up on the DOM</text:p>
        </text:list-item>
      </text:list>
      <text:p text:style-name="P13"/>
      <text:p text:style-name="P2">JSX</text:p>
      <text:list xml:id="list705924968" text:style-name="L2">
        <text:list-item>
          <text:p text:style-name="P15">javascript extension, determines the content of our react app just like normal HTML </text:p>
        </text:list-item>
      </text:list>
      <text:p text:style-name="P14"/>
      <text:p text:style-name="P6">Setup</text:p>
      <text:p text:style-name="P6">Install Node</text:p>
      <text:p text:style-name="P5">Create-react-app </text:p>
      <text:p text:style-name="P5"><text:span text:style-name="T3">npm package for boilerplate code for react apps </text:span></text:p>
      <text:p text:style-name="P5"><text:span text:style-name="T3">command: sudo npm install -g create-react-app <text:s/></text:span></text:p>
      <text:list xml:id="list4205443216" text:style-name="L3">
        <text:list-item>
          <text:p text:style-name="P17">creating an application </text:p>
        </text:list-item>
        <text:list-item>
          <text:p text:style-name="P17">command: create-react-app &lt;command&gt; </text:p>
        </text:list-item>
      </text:list>
      <text:p text:style-name="P16"/>
      <text:p text:style-name="P7">Why does create-react-app install many packages?</text:p>
      <text:p text:style-name="P18">Dependencies installed include Babel, Webpack, and Dev Server </text:p>
      <text:p text:style-name="P8">babel – <text:span text:style-name="T3">javascript transpiler – translate new ecmascript into old javascript </text:span></text:p>
      <text:p text:style-name="P9"><text:span text:style-name="T3">Useful for running newer code on legacy browsers</text:span></text:p>
      <text:p text:style-name="P10">What does it include in a new create-react-app? </text:p>
      <text:p text:style-name="P19">Src – <text:span text:style-name="T4">source code</text:span></text:p>
      <text:p text:style-name="P19">public – <text:span text:style-name="T4">store static files like images</text:span></text:p>
      <text:p text:style-name="P19">node_modules – <text:span text:style-name="T4">contains all project dependencies</text:span></text:p>
      <text:p text:style-name="P19">package.json – <text:span text:style-name="T4">records our project dependencies</text:span></text:p>
      <text:p text:style-name="P20">package-lock.json – records exact version of dependencies</text:p>
      <text:p text:style-name="P19">readme.md – <text:span text:style-name="T4">instructions on how to use the project</text:span></text:p>
      <text:p text:style-name="P10"><text:span text:style-name="T3"/></text:p>
      <text:p text:style-name="P21"/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2T11:32:21.493017416</dc:date>
    <meta:editing-duration>PT36M32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188" meta:character-count="1231" meta:non-whitespace-character-count="1056"/>
  </office:meta>
</office:document-meta>
</file>